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8dd15" officeooo:paragraph-rsid="0018dd15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8f244"/>
    </style:style>
    <style:style style:name="P4" style:family="paragraph" style:parent-style-name="Text_20_body">
      <style:text-properties fo:color="#000000" loext:opacity="100%" style:font-name="Liberation Serif" fo:font-size="12pt" style:font-size-asian="12pt" style:font-size-complex="12pt"/>
    </style:style>
    <style:style style:name="T1" style:family="text">
      <style:text-properties fo:color="#e3e3e3" loext:opacity="100%"/>
    </style:style>
    <style:style style:name="T2" style:family="text">
      <style:text-properties fo:color="#e3e3e3" loext:opacity="100%" style:font-name="Google Sans"/>
    </style:style>
    <style:style style:name="T3" style:family="text">
      <style:text-properties officeooo:rsid="0018f244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Grep Command</text:p>
      <text:p text:style-name="P1"/>
      <text:p text:style-name="P1">1) Explore some other commands like -E, + and ?</text:p>
      <text:p text:style-name="P3"><text:span text:style-name="T3">Ans: <text:s/></text:span>grep -E "hello[a-z]+" myfile.txt</text:p>
      <text:p text:style-name="Text_20_body"><text:line-break/></text:p>
      <text:p text:style-name="P4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0:26:41.365292870</meta:creation-date>
    <dc:date>2023-09-19T20:35:28.181084065</dc:date>
    <meta:editing-duration>PT8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8" meta:character-count="112" meta:non-whitespace-character-count="93"/>
  </office:meta>
</office:document-meta>
</file>